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14">
      <style:drawing-page-properties/>
    </style:style>
    <style:style style:family="presentation" style:name="pr3">
      <style:graphic-properties draw:fill="none" draw:stroke="none" fo:background-color="transparent"/>
    </style:style>
    <style:style style:family="drawing-page" style:name="dp15">
      <style:drawing-page-properties/>
    </style:style>
    <style:style style:family="drawing-page" style:name="dp18">
      <style:drawing-page-properties/>
    </style:style>
    <style:style style:family="presentation" style:name="pr6">
      <style:graphic-properties draw:fill="none" draw:stroke="none" fo:background-color="transparent"/>
    </style:style>
    <style:style style:family="presentation" style:name="pr7">
      <style:graphic-properties draw:fill="none" draw:stroke="none" fo:background-color="transparent"/>
    </style:style>
    <style:style style:family="drawing-page" style:name="dp19">
      <style:drawing-page-properties/>
    </style:style>
    <style:style style:family="presentation" style:name="pr8">
      <style:graphic-properties draw:fill="none" draw:stroke="none" fo:background-color="transparent"/>
    </style:style>
    <style:style style:family="presentation" style:name="pr9">
      <style:graphic-properties draw:fill="none" draw:auto-grow-height="false" draw:auto-grow-width="false" draw:stroke="none" fo:background-color="transparent"/>
    </style:style>
    <style:style style:family="paragraph" style:name="P66">
      <style:paragraph-properties/>
      <style:text-properties/>
    </style:style>
    <style:style style:family="presentation" style:name="pr10">
      <style:graphic-properties draw:fill="none" draw:auto-grow-height="false" draw:auto-grow-width="false" draw:stroke="none" fo:background-color="transparent"/>
    </style:style>
    <style:style style:family="paragraph" style:name="P67">
      <style:paragraph-properties/>
      <style:text-properties/>
    </style:style>
    <style:style style:family="text" style:name="T66">
      <style:text-properties/>
    </style:style>
    <text:list-style style:name="L1"/>
    <text:list-style style:name="L2"/>
  </office:automatic-styles>
  <office:body>
    <office:presentation>
      <draw:page draw:name="Slide_1" draw:style-name="dp14" draw:master-page-name="_Title and Content" presentation:presentation-page-layout-name="AL2">
        <draw:frame xml:id="id3" draw:id="id3" draw:name="place_holder" draw:layer="layout" presentation:style-name="pr3" presentation:class="title" presentation:placeholder="true" svg:width="25.4cm" svg:height="6.633cm" svg:x="4.234cm" svg:y="3.118cm">
          <draw:text-box fo:min-height="6.633cm"/>
        </draw:frame>
        <presentation:notes draw:style-name="dp15"/>
      </draw:page>
      <draw:page draw:name="Slide_2" draw:style-name="dp18" draw:master-page-name="_Title Slide" presentation:presentation-page-layout-name="AL1">
        <draw:frame xml:id="id6" draw:id="id6" draw:name="Title 1" draw:layer="layout" presentation:style-name="pr6" presentation:class="title" presentation:placeholder="true" svg:width="25.4cm" svg:height="6.632cm" svg:x="4.233cm" svg:y="3.118cm">
          <draw:text-box fo:min-height="6.632cm"/>
        </draw:frame>
        <draw:frame xml:id="id7" draw:id="id7" draw:name="Subtitle 2" draw:layer="layout" presentation:style-name="pr7" presentation:class="subtitle" presentation:placeholder="true" svg:width="25.4cm" svg:height="4.599cm" svg:x="4.233cm" svg:y="10.01cm">
          <draw:text-box fo:min-height="4.599cm"/>
        </draw:frame>
        <presentation:notes draw:style-name="dp19">
          <draw:frame xml:id="id8" draw:id="id8" draw:name="Slide Image Placeholder 1" draw:layer="layout" presentation:style-name="pr8" presentation:class="page" presentation:placeholder="true">
            <draw:text-box/>
          </draw:frame>
          <draw:frame xml:id="id9" draw:id="id9" draw:name="Notes Placeholder 2" draw:layer="layout" presentation:style-name="pr9" presentation:class="outline" presentation:placeholder="true">
            <draw:text-box>
              <text:p text:style-name="P66"><text:span/></text:p>
            </draw:text-box>
          </draw:frame>
          <draw:frame xml:id="id10" draw:id="id10" draw:name="Slide Number Placeholder 3" draw:layer="layout" presentation:style-name="pr10" presentation:class="page-number" presentation:placeholder="true">
            <draw:text-box>
              <text:p text:style-name="P67"><text:span text:style-name="T66"><text:page-number/>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2cm" svg:width="25.4cm" svg:x="4.233cm" svg:y="3.118cm" draw:text-style-name="P1"/>
      <presentation:placeholder presentation:object="subtitle" svg:height="4.599cm" svg:width="25.4cm" svg:x="4.233cm" svg:y="10.01cm" draw:text-style-name="P2"/>
    </style:presentation-page-layout>
    <style:presentation-page-layout style:name="AL2">
      <presentation:placeholder presentation:object="title" draw:text-style-name="P3"/>
      <presentation:placeholder presentation:object="outline" draw:text-style-name="P8"/>
    </style:presentation-page-layout>
    <style:presentation-page-layout style:name="AL3">
      <presentation:placeholder presentation:object="title" svg:height="7.924cm" svg:width="29.21cm" svg:x="2.311cm" svg:y="4.749cm" draw:text-style-name="P9"/>
      <presentation:placeholder presentation:object="outline" svg:height="4.167cm" svg:width="29.21cm" svg:x="2.311cm" svg:y="12.75cm" draw:text-style-name="P10"/>
    </style:presentation-page-layout>
    <style:presentation-page-layout style:name="AL4">
      <presentation:placeholder presentation:object="title" draw:text-style-name="P11"/>
      <presentation:placeholder presentation:object="outline" svg:height="12.09cm" svg:width="14.39cm" svg:x="2.328cm" svg:y="5.071cm" draw:text-style-name="P16"/>
      <presentation:placeholder presentation:object="outline" svg:height="12.09cm" svg:width="14.39cm" svg:x="17.14cm" svg:y="5.071cm" draw:text-style-name="P21"/>
    </style:presentation-page-layout>
    <style:presentation-page-layout style:name="AL5">
      <presentation:placeholder presentation:object="title" svg:height="3.682cm" svg:width="29.21cm" svg:x="2.333cm" svg:y="1.014cm" draw:text-style-name="P22"/>
      <presentation:placeholder presentation:object="outline" svg:height="2.289cm" svg:width="14.33cm" svg:x="2.333cm" svg:y="4.67cm" draw:text-style-name="P23"/>
      <presentation:placeholder presentation:object="outline" svg:height="10.23cm" svg:width="14.33cm" svg:x="2.333cm" svg:y="6.959cm" draw:text-style-name="P28"/>
      <presentation:placeholder presentation:object="outline" svg:height="2.289cm" svg:width="14.4cm" svg:x="17.14cm" svg:y="4.67cm" draw:text-style-name="P29"/>
      <presentation:placeholder presentation:object="outline" svg:height="10.23cm" svg:width="14.4cm" svg:x="17.14cm" svg:y="6.959cm" draw:text-style-name="P34"/>
    </style:presentation-page-layout>
    <style:presentation-page-layout style:name="AL6">
      <presentation:placeholder presentation:object="title" draw:text-style-name="P35"/>
    </style:presentation-page-layout>
    <style:presentation-page-layout style:name="AL7"/>
    <style:presentation-page-layout style:name="AL8">
      <presentation:placeholder presentation:object="title" svg:height="4.445cm" svg:width="10.92cm" svg:x="2.333cm" svg:y="1.27cm" draw:text-style-name="P36"/>
      <presentation:placeholder presentation:object="outline" svg:height="13.54cm" svg:width="17.14cm" svg:x="14.4cm" svg:y="2.743cm" draw:text-style-name="P41"/>
      <presentation:placeholder presentation:object="outline" svg:height="10.59cm" svg:width="10.92cm" svg:x="2.333cm" svg:y="5.715cm" draw:text-style-name="P42"/>
    </style:presentation-page-layout>
    <style:presentation-page-layout style:name="AL9">
      <presentation:placeholder presentation:object="title" svg:height="4.445cm" svg:width="10.92cm" svg:x="2.333cm" svg:y="1.27cm" draw:text-style-name="P43"/>
      <presentation:placeholder presentation:object="graphic" svg:height="13.54cm" svg:width="17.14cm" svg:x="14.4cm" svg:y="2.743cm" draw:text-style-name="P44"/>
      <presentation:placeholder presentation:object="outline" svg:height="10.59cm" svg:width="10.92cm" svg:x="2.333cm" svg:y="5.715cm" draw:text-style-name="P45"/>
    </style:presentation-page-layout>
    <style:presentation-page-layout style:name="AL10">
      <presentation:placeholder presentation:object="title" draw:text-style-name="P46"/>
      <presentation:placeholder presentation:object="outline" draw:text-style-name="P51"/>
    </style:presentation-page-layout>
    <style:presentation-page-layout style:name="AL11">
      <presentation:placeholder presentation:object="title" svg:height="16.14cm" svg:width="7.302cm" svg:x="24.24cm" svg:y="1.014cm" draw:text-style-name="P52"/>
      <presentation:placeholder presentation:object="outline" svg:height="16.14cm" svg:width="21.48cm" svg:x="2.328cm" svg:y="1.014cm" draw:text-style-name="P57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>
      <text:list-level-style-bullet text:level="1" text:bullet-char="•">
        <style:list-level-properties text:space-before="1pt" text:min-label-width="13.5pt"/>
        <style:text-properties fo:color="#000000" fo:font-family="Arial" style:font-family-asian="Arial" style:font-family-complex="Arial" fo:font-size="21pt" style:font-size-asian="21pt" style:font-size-complex="21pt"/>
      </text:list-level-style-bullet>
      <text:list-level-style-bullet text:level="2" text:bullet-char="•">
        <style:list-level-properties text:space-before="1pt" text:min-label-width="13.5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3" text:bullet-char="•">
        <style:list-level-properties text:space-before="1pt" text:min-label-width="13.5pt"/>
        <style:text-properties fo:color="#000000" fo:font-family="Arial" style:font-family-asian="Arial" style:font-family-complex="Arial" fo:font-size="15pt" style:font-size-asian="15pt" style:font-size-complex="15pt"/>
      </text:list-level-style-bullet>
      <text:list-level-style-bullet text:level="4" text:bullet-char="•">
        <style:list-level-properties text:space-before="1pt" text:min-label-width="13.5pt"/>
        <style:text-properties fo:color="#000000" fo:font-family="Arial" style:font-family-asian="Arial" style:font-family-complex="Arial" fo:font-size="13.5pt" style:font-size-asian="13.5pt" style:font-size-complex="13.5pt"/>
      </text:list-level-style-bullet>
      <text:list-level-style-bullet text:level="5" text:bullet-char="•">
        <style:list-level-properties text:space-before="1pt" text:min-label-width="13.5pt"/>
        <style:text-properties fo:color="#000000" fo:font-family="Arial" style:font-family-asian="Arial" style:font-family-complex="Arial" fo:font-size="13.5pt" style:font-size-asian="13.5pt" style:font-size-complex="13.5pt"/>
      </text:list-level-style-bullet>
      <text:list-level-style-bullet text:level="6" text:bullet-char="•">
        <style:list-level-properties text:space-before="1pt" text:min-label-width="13.5pt"/>
        <style:text-properties fo:color="#000000" fo:font-family="Arial" style:font-family-asian="Arial" style:font-family-complex="Arial" fo:font-size="13.5pt" style:font-size-asian="13.5pt" style:font-size-complex="13.5pt"/>
      </text:list-level-style-bullet>
      <text:list-level-style-bullet text:level="7" text:bullet-char="•">
        <style:list-level-properties text:space-before="1pt" text:min-label-width="13.5pt"/>
        <style:text-properties fo:color="#000000" fo:font-family="Arial" style:font-family-asian="Arial" style:font-family-complex="Arial" fo:font-size="13.5pt" style:font-size-asian="13.5pt" style:font-size-complex="13.5pt"/>
      </text:list-level-style-bullet>
      <text:list-level-style-bullet text:level="8" text:bullet-char="•">
        <style:list-level-properties text:space-before="1pt" text:min-label-width="13.5pt"/>
        <style:text-properties fo:color="#000000" fo:font-family="Arial" style:font-family-asian="Arial" style:font-family-complex="Arial" fo:font-size="13.5pt" style:font-size-asian="13.5pt" style:font-size-complex="13.5pt"/>
      </text:list-level-style-bullet>
      <text:list-level-style-bullet text:level="9" text:bullet-char="•">
        <style:list-level-properties text:space-before="1pt" text:min-label-width="13.5pt"/>
        <style:text-properties fo:color="#000000" fo:font-family="Arial" style:font-family-asian="Arial" style:font-family-complex="Arial" fo:font-size="13.5pt" style:font-size-asian="13.5pt" style:font-size-complex="13.5pt"/>
      </text:list-level-style-bullet>
    </text:list-style>
    <text:list-style style:name="L28"/>
    <text:list-style style:name="L29"/>
    <text:list-style style:name="L30"/>
    <text:list-style style:name="L31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page-layout style:name="Mpm3">
      <style:page-layout-properties fo:page-width="33.87cm" fo:page-height="19.05cm"/>
    </style:page-layout>
    <style:page-layout style:name="Mpm4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 fo:text-align="center"/>
      <style:text-properties fo:font-size="45pt" style:font-size-asian="45pt" style:font-size-complex="45pt"/>
    </style:style>
    <style:style style:family="text" style:name="T1">
      <style:text-properties/>
    </style:style>
    <style:style style:family="paragraph" style:name="P2">
      <style:paragraph-properties fo:text-align="center" fo:margin-left="0pt" fo:text-indent="0pt"/>
      <style:text-properties fo:font-size="18pt" style:font-size-asian="18pt" style:font-size-complex="18pt"/>
    </style:style>
    <style:style style:family="text" style:name="T2"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text" style:name="T3">
      <style:text-properties/>
    </style:style>
    <style:style style:family="paragraph" style:name="P4">
      <style:paragraph-properties/>
      <style:text-properties/>
    </style:style>
    <style:style style:family="text" style:name="T4">
      <style:text-properties/>
    </style:style>
    <style:style style:family="paragraph" style:name="P5">
      <style:paragraph-properties/>
      <style:text-properties/>
    </style:style>
    <style:style style:family="text" style:name="T5">
      <style:text-properties/>
    </style:style>
    <style:style style:family="paragraph" style:name="P6">
      <style:paragraph-properties/>
      <style:text-properties/>
    </style:style>
    <style:style style:family="text" style:name="T6">
      <style:text-properties/>
    </style:style>
    <style:style style:family="paragraph" style:name="P7">
      <style:paragraph-properties/>
      <style:text-properties/>
    </style:style>
    <style:style style:family="text" style:name="T7">
      <style:text-properties/>
    </style:style>
    <style:style style:family="paragraph" style:name="P8">
      <style:paragraph-properties/>
      <style:text-properties/>
    </style:style>
    <style:style style:family="text" style:name="T8">
      <style:text-properties/>
    </style:style>
    <style:style style:family="drawing-page" style:name="dp3">
      <style:drawing-page-properties/>
    </style:style>
    <style:style style:family="paragraph" style:name="P9">
      <style:paragraph-properties/>
      <style:text-properties fo:font-size="45pt" style:font-size-asian="45pt" style:font-size-complex="45pt"/>
    </style:style>
    <style:style style:family="text" style:name="T9">
      <style:text-properties/>
    </style:style>
    <style:style style:family="paragraph" style:name="P10">
      <style:paragraph-properties fo:margin-left="0pt" fo:text-indent="0pt"/>
      <style:text-properties fo:color="#3F3F3F" fo:font-size="18pt" style:font-size-asian="18pt" style:font-size-complex="18pt"/>
    </style:style>
    <style:style style:family="text" style:name="T10">
      <style:text-properties/>
    </style:style>
    <style:style style:family="drawing-page" style:name="dp4">
      <style:drawing-page-properties/>
    </style:style>
    <style:style style:family="paragraph" style:name="P11">
      <style:paragraph-properties/>
      <style:text-properties/>
    </style:style>
    <style:style style:family="text" style:name="T11">
      <style:text-properties/>
    </style:style>
    <style:style style:family="paragraph" style:name="P12">
      <style:paragraph-properties/>
      <style:text-properties/>
    </style:style>
    <style:style style:family="text" style:name="T12">
      <style:text-properties/>
    </style:style>
    <style:style style:family="paragraph" style:name="P13">
      <style:paragraph-properties/>
      <style:text-properties/>
    </style:style>
    <style:style style:family="text" style:name="T13">
      <style:text-properties/>
    </style:style>
    <style:style style:family="paragraph" style:name="P14">
      <style:paragraph-properties/>
      <style:text-properties/>
    </style:style>
    <style:style style:family="text" style:name="T14">
      <style:text-properties/>
    </style:style>
    <style:style style:family="paragraph" style:name="P15">
      <style:paragraph-properties/>
      <style:text-properties/>
    </style:style>
    <style:style style:family="text" style:name="T15">
      <style:text-properties/>
    </style:style>
    <style:style style:family="paragraph" style:name="P16">
      <style:paragraph-properties/>
      <style:text-properties/>
    </style:style>
    <style:style style:family="text" style:name="T16">
      <style:text-properties/>
    </style:style>
    <style:style style:family="paragraph" style:name="P17">
      <style:paragraph-properties/>
      <style:text-properties/>
    </style:style>
    <style:style style:family="text" style:name="T17">
      <style:text-properties/>
    </style:style>
    <style:style style:family="paragraph" style:name="P18">
      <style:paragraph-properties/>
      <style:text-properties/>
    </style:style>
    <style:style style:family="text" style:name="T18">
      <style:text-properties/>
    </style:style>
    <style:style style:family="paragraph" style:name="P19">
      <style:paragraph-properties/>
      <style:text-properties/>
    </style:style>
    <style:style style:family="text" style:name="T19">
      <style:text-properties/>
    </style:style>
    <style:style style:family="paragraph" style:name="P20">
      <style:paragraph-properties/>
      <style:text-properties/>
    </style:style>
    <style:style style:family="text" style:name="T20">
      <style:text-properties/>
    </style:style>
    <style:style style:family="paragraph" style:name="P21">
      <style:paragraph-properties/>
      <style:text-properties/>
    </style:style>
    <style:style style:family="text" style:name="T21">
      <style:text-properties/>
    </style:style>
    <style:style style:family="drawing-page" style:name="dp5">
      <style:drawing-page-properties/>
    </style:style>
    <style:style style:family="paragraph" style:name="P22">
      <style:paragraph-properties/>
      <style:text-properties/>
    </style:style>
    <style:style style:family="text" style:name="T22">
      <style:text-properties/>
    </style:style>
    <style:style style:family="paragraph" style:name="P23">
      <style:paragraph-properties fo:margin-left="0pt" fo:text-indent="0pt"/>
      <style:text-properties fo:font-size="18pt" style:font-size-asian="18pt" style:font-size-complex="18pt" fo:font-weight="bold"/>
    </style:style>
    <style:style style:family="text" style:name="T23">
      <style:text-properties/>
    </style:style>
    <style:style style:family="paragraph" style:name="P24">
      <style:paragraph-properties/>
      <style:text-properties/>
    </style:style>
    <style:style style:family="text" style:name="T24">
      <style:text-properties/>
    </style:style>
    <style:style style:family="paragraph" style:name="P25">
      <style:paragraph-properties/>
      <style:text-properties/>
    </style:style>
    <style:style style:family="text" style:name="T25">
      <style:text-properties/>
    </style:style>
    <style:style style:family="paragraph" style:name="P26">
      <style:paragraph-properties/>
      <style:text-properties/>
    </style:style>
    <style:style style:family="text" style:name="T26">
      <style:text-properties/>
    </style:style>
    <style:style style:family="paragraph" style:name="P27">
      <style:paragraph-properties/>
      <style:text-properties/>
    </style:style>
    <style:style style:family="text" style:name="T27">
      <style:text-properties/>
    </style:style>
    <style:style style:family="paragraph" style:name="P28">
      <style:paragraph-properties/>
      <style:text-properties/>
    </style:style>
    <style:style style:family="text" style:name="T28">
      <style:text-properties/>
    </style:style>
    <style:style style:family="paragraph" style:name="P29">
      <style:paragraph-properties fo:margin-left="0pt" fo:text-indent="0pt"/>
      <style:text-properties fo:font-size="18pt" style:font-size-asian="18pt" style:font-size-complex="18pt" fo:font-weight="bold"/>
    </style:style>
    <style:style style:family="text" style:name="T29">
      <style:text-properties/>
    </style:style>
    <style:style style:family="paragraph" style:name="P30">
      <style:paragraph-properties/>
      <style:text-properties/>
    </style:style>
    <style:style style:family="text" style:name="T30">
      <style:text-properties/>
    </style:style>
    <style:style style:family="paragraph" style:name="P31">
      <style:paragraph-properties/>
      <style:text-properties/>
    </style:style>
    <style:style style:family="text" style:name="T31">
      <style:text-properties/>
    </style:style>
    <style:style style:family="paragraph" style:name="P32">
      <style:paragraph-properties/>
      <style:text-properties/>
    </style:style>
    <style:style style:family="text" style:name="T32">
      <style:text-properties/>
    </style:style>
    <style:style style:family="paragraph" style:name="P33">
      <style:paragraph-properties/>
      <style:text-properties/>
    </style:style>
    <style:style style:family="text" style:name="T33">
      <style:text-properties/>
    </style:style>
    <style:style style:family="paragraph" style:name="P34">
      <style:paragraph-properties/>
      <style:text-properties/>
    </style:style>
    <style:style style:family="text" style:name="T34">
      <style:text-properties/>
    </style:style>
    <style:style style:family="drawing-page" style:name="dp6">
      <style:drawing-page-properties/>
    </style:style>
    <style:style style:family="paragraph" style:name="P35">
      <style:paragraph-properties/>
      <style:text-properties/>
    </style:style>
    <style:style style:family="text" style:name="T35">
      <style:text-properties/>
    </style:style>
    <style:style style:family="drawing-page" style:name="dp7">
      <style:drawing-page-properties/>
    </style:style>
    <style:style style:family="drawing-page" style:name="dp8">
      <style:drawing-page-properties/>
    </style:style>
    <style:style style:family="paragraph" style:name="P36">
      <style:paragraph-properties/>
      <style:text-properties fo:font-size="24pt" style:font-size-asian="24pt" style:font-size-complex="24pt"/>
    </style:style>
    <style:style style:family="text" style:name="T36">
      <style:text-properties/>
    </style:style>
    <style:style style:family="paragraph" style:name="P37">
      <style:paragraph-properties/>
      <style:text-properties fo:font-size="24pt" style:font-size-asian="24pt" style:font-size-complex="24pt"/>
    </style:style>
    <style:style style:family="text" style:name="T37">
      <style:text-properties/>
    </style:style>
    <style:style style:family="paragraph" style:name="P38">
      <style:paragraph-properties/>
      <style:text-properties fo:font-size="21pt" style:font-size-asian="21pt" style:font-size-complex="21pt"/>
    </style:style>
    <style:style style:family="text" style:name="T38">
      <style:text-properties/>
    </style:style>
    <style:style style:family="paragraph" style:name="P39">
      <style:paragraph-properties/>
      <style:text-properties fo:font-size="18pt" style:font-size-asian="18pt" style:font-size-complex="18pt"/>
    </style:style>
    <style:style style:family="text" style:name="T39">
      <style:text-properties/>
    </style:style>
    <style:style style:family="paragraph" style:name="P40">
      <style:paragraph-properties/>
      <style:text-properties fo:font-size="15pt" style:font-size-asian="15pt" style:font-size-complex="15pt"/>
    </style:style>
    <style:style style:family="text" style:name="T40">
      <style:text-properties/>
    </style:style>
    <style:style style:family="paragraph" style:name="P41">
      <style:paragraph-properties/>
      <style:text-properties fo:font-size="15pt" style:font-size-asian="15pt" style:font-size-complex="15pt"/>
    </style:style>
    <style:style style:family="text" style:name="T41">
      <style:text-properties/>
    </style:style>
    <style:style style:family="paragraph" style:name="P42">
      <style:paragraph-properties fo:margin-left="0pt" fo:text-indent="0pt"/>
      <style:text-properties fo:font-size="12pt" style:font-size-asian="12pt" style:font-size-complex="12pt"/>
    </style:style>
    <style:style style:family="text" style:name="T42">
      <style:text-properties/>
    </style:style>
    <style:style style:family="drawing-page" style:name="dp9">
      <style:drawing-page-properties/>
    </style:style>
    <style:style style:family="paragraph" style:name="P43">
      <style:paragraph-properties/>
      <style:text-properties fo:font-size="24pt" style:font-size-asian="24pt" style:font-size-complex="24pt"/>
    </style:style>
    <style:style style:family="text" style:name="T43">
      <style:text-properties/>
    </style:style>
    <style:style style:family="paragraph" style:name="P44">
      <style:paragraph-properties fo:margin-left="0pt" fo:text-indent="0pt"/>
      <style:text-properties fo:font-size="24pt" style:font-size-asian="24pt" style:font-size-complex="24pt"/>
    </style:style>
    <style:style style:family="text" style:name="T44">
      <style:text-properties/>
    </style:style>
    <style:style style:family="paragraph" style:name="P45">
      <style:paragraph-properties fo:margin-left="0pt" fo:text-indent="0pt"/>
      <style:text-properties fo:font-size="12pt" style:font-size-asian="12pt" style:font-size-complex="12pt"/>
    </style:style>
    <style:style style:family="text" style:name="T45">
      <style:text-properties/>
    </style:style>
    <style:style style:family="drawing-page" style:name="dp10">
      <style:drawing-page-properties/>
    </style:style>
    <style:style style:family="paragraph" style:name="P46">
      <style:paragraph-properties/>
      <style:text-properties/>
    </style:style>
    <style:style style:family="text" style:name="T46">
      <style:text-properties/>
    </style:style>
    <style:style style:family="paragraph" style:name="P47">
      <style:paragraph-properties/>
      <style:text-properties/>
    </style:style>
    <style:style style:family="text" style:name="T47">
      <style:text-properties/>
    </style:style>
    <style:style style:family="paragraph" style:name="P48">
      <style:paragraph-properties/>
      <style:text-properties/>
    </style:style>
    <style:style style:family="text" style:name="T48">
      <style:text-properties/>
    </style:style>
    <style:style style:family="paragraph" style:name="P49">
      <style:paragraph-properties/>
      <style:text-properties/>
    </style:style>
    <style:style style:family="text" style:name="T49">
      <style:text-properties/>
    </style:style>
    <style:style style:family="paragraph" style:name="P50">
      <style:paragraph-properties/>
      <style:text-properties/>
    </style:style>
    <style:style style:family="text" style:name="T50">
      <style:text-properties/>
    </style:style>
    <style:style style:family="paragraph" style:name="P51">
      <style:paragraph-properties/>
      <style:text-properties/>
    </style:style>
    <style:style style:family="text" style:name="T51">
      <style:text-properties/>
    </style:style>
    <style:style style:family="drawing-page" style:name="dp11">
      <style:drawing-page-properties/>
    </style:style>
    <style:style style:family="paragraph" style:name="P52">
      <style:paragraph-properties/>
      <style:text-properties/>
    </style:style>
    <style:style style:family="text" style:name="T52">
      <style:text-properties/>
    </style:style>
    <style:style style:family="paragraph" style:name="P53">
      <style:paragraph-properties/>
      <style:text-properties/>
    </style:style>
    <style:style style:family="text" style:name="T53">
      <style:text-properties/>
    </style:style>
    <style:style style:family="paragraph" style:name="P54">
      <style:paragraph-properties/>
      <style:text-properties/>
    </style:style>
    <style:style style:family="text" style:name="T54">
      <style:text-properties/>
    </style:style>
    <style:style style:family="paragraph" style:name="P55">
      <style:paragraph-properties/>
      <style:text-properties/>
    </style:style>
    <style:style style:family="text" style:name="T55">
      <style:text-properties/>
    </style:style>
    <style:style style:family="paragraph" style:name="P56">
      <style:paragraph-properties/>
      <style:text-properties/>
    </style:style>
    <style:style style:family="text" style:name="T56">
      <style:text-properties/>
    </style:style>
    <style:style style:family="paragraph" style:name="P57">
      <style:paragraph-properties/>
      <style:text-properties/>
    </style:style>
    <style:style style:family="text" style:name="T57">
      <style:text-properties/>
    </style:style>
    <style:style style:family="drawing-page" style:name="dp12">
      <style:drawing-page-properties draw:fill-color="#262626" draw:fill="solid"/>
    </style:style>
    <style:style style:family="presentation" style:name="pr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8">
      <style:paragraph-properties fo:line-height="90%" fo:text-align="left" fo:margin-top="0pt"/>
      <style:text-properties fo:color="#000000" fo:font-family="Arial" style:font-family-asian="Arial" style:font-family-complex="Arial" fo:font-size="33pt" style:font-size-asian="33pt" style:font-size-complex="33pt"/>
    </style:style>
    <style:style style:family="text" style:name="T58">
      <style:text-properties/>
    </style:style>
    <style:style style:family="presentation" style:name="pr2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9">
      <style:paragraph-properties fo:line-height="90%" fo:text-align="left" fo:margin-left="13.5pt" fo:text-indent="-13.5pt" fo:margin-top="7.49pt"/>
      <style:text-properties fo:color="#000000" fo:font-family="Arial" style:font-family-asian="Arial" style:font-family-complex="Arial" fo:font-size="21pt" style:font-size-asian="21pt" style:font-size-complex="21pt"/>
    </style:style>
    <style:style style:family="text" style:name="T59">
      <style:text-properties/>
    </style:style>
    <style:style style:family="paragraph" style:name="P60">
      <style:paragraph-properties fo:line-height="90%" fo:text-align="left" fo:margin-left="40.5pt" fo:text-indent="-13.5pt" fo:margin-top="3.74pt"/>
      <style:text-properties fo:color="#000000" fo:font-family="Arial" style:font-family-asian="Arial" style:font-family-complex="Arial" fo:font-size="18pt" style:font-size-asian="18pt" style:font-size-complex="18pt"/>
    </style:style>
    <style:style style:family="text" style:name="T60">
      <style:text-properties/>
    </style:style>
    <style:style style:family="paragraph" style:name="P61">
      <style:paragraph-properties fo:line-height="90%" fo:text-align="left" fo:margin-left="67.5pt" fo:text-indent="-13.5pt" fo:margin-top="3.74pt"/>
      <style:text-properties fo:color="#000000" fo:font-family="Arial" style:font-family-asian="Arial" style:font-family-complex="Arial" fo:font-size="15pt" style:font-size-asian="15pt" style:font-size-complex="15pt"/>
    </style:style>
    <style:style style:family="text" style:name="T61">
      <style:text-properties/>
    </style:style>
    <style:style style:family="paragraph" style:name="P62">
      <style:paragraph-properties fo:line-height="90%" fo:text-align="left" fo:margin-left="94.5pt" fo:text-indent="-13.5pt" fo:margin-top="3.74pt"/>
      <style:text-properties fo:color="#000000" fo:font-family="Arial" style:font-family-asian="Arial" style:font-family-complex="Arial" fo:font-size="13.5pt" style:font-size-asian="13.5pt" style:font-size-complex="13.5pt"/>
    </style:style>
    <style:style style:family="text" style:name="T62">
      <style:text-properties/>
    </style:style>
    <style:style style:family="paragraph" style:name="P63">
      <style:paragraph-properties fo:line-height="90%" fo:text-align="left" fo:margin-left="121.5pt" fo:text-indent="-13.5pt" fo:margin-top="3.74pt"/>
      <style:text-properties fo:color="#000000" fo:font-family="Arial" style:font-family-asian="Arial" style:font-family-complex="Arial" fo:font-size="13.5pt" style:font-size-asian="13.5pt" style:font-size-complex="13.5pt"/>
    </style:style>
    <style:style style:family="text" style:name="T63">
      <style:text-properties/>
    </style:style>
    <style:style style:family="drawing-page" style:name="dp13">
      <style:drawing-page-properties/>
    </style:style>
    <style:style style:family="drawing-page" style:name="dp16">
      <style:drawing-page-properties draw:fill-color="#262626" draw:fill="solid"/>
    </style:style>
    <style:style style:family="presentation" style:name="pr4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4">
      <style:paragraph-properties fo:line-height="90%" fo:text-align="center" fo:margin-top="0pt"/>
      <style:text-properties fo:color="#000000" fo:font-family="Arial" style:font-family-asian="Arial" style:font-family-complex="Arial" fo:font-size="45pt" style:font-size-asian="45pt" style:font-size-complex="45pt"/>
    </style:style>
    <style:style style:family="text" style:name="T64">
      <style:text-properties/>
    </style:style>
    <style:style style:family="presentation" style:name="pr5">
      <style:graphic-properties draw:fill="none" draw:auto-grow-height="false" draw:auto-grow-width="false" draw:stroke="none" fo:background-color="transparent"/>
    </style:style>
    <style:style style:family="paragraph" style:name="P65">
      <style:paragraph-properties fo:line-height="90%" fo:text-align="center" fo:margin-left="0pt" fo:text-indent="0pt" fo:margin-top="7.49pt"/>
      <style:text-properties fo:color="#000000" fo:font-family="Arial" style:font-family-asian="Arial" style:font-family-complex="Arial" fo:font-size="18pt" style:font-size-asian="18pt" style:font-size-complex="18pt"/>
    </style:style>
    <style:style style:family="text" style:name="T65">
      <style:text-properties/>
    </style:style>
    <style:style style:family="drawing-page" style:name="dp17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and Content" style:page-layout-name="Mpm1" draw:style-name="dp12">
      <presentation:notes draw:style-name="dp13" style:page-layout-name="Mpm2"/>
      <draw:frame xml:id="id1" draw:id="id1" draw:name="Title 1" draw:layer="backgroundobjects" presentation:style-name="pr1" presentation:class="title" presentation:placeholder="false" presentation:user-transformed="true" svg:width="29.21cm" svg:height="3.682cm" svg:x="2.328cm" svg:y="1.014cm">
        <draw:text-box fo:min-height="3.682cm">
          <text:p text:style-name="P58"><text:span text:style-name="T58">Click to edit Master title style</text:span></text:p>
        </draw:text-box>
      </draw:frame>
      <draw:frame xml:id="id2" draw:id="id2" draw:name="Content Placeholder 2" draw:layer="backgroundobjects" presentation:style-name="pr2" presentation:class="outline" presentation:placeholder="false" presentation:user-transformed="true" svg:width="29.21cm" svg:height="12.09cm" svg:x="2.328cm" svg:y="5.071cm">
        <draw:text-box fo:min-height="12.09cm">
          <text:list text:style-name="L27" text:continue-numbering="true">
            <text:list-item>
              <text:p text:style-name="P59"><text:span text:style-name="T59">Click to edit Master text styles</text:span></text:p>
              <text:list text:style-name="L27" text:continue-numbering="true">
                <text:list-item>
                  <text:p text:style-name="P60"><text:span text:style-name="T60">Second level</text:span></text:p>
                  <text:list text:style-name="L27" text:continue-numbering="true">
                    <text:list-item>
                      <text:p text:style-name="P61"><text:span text:style-name="T61">Third level</text:span></text:p>
                      <text:list text:style-name="L27" text:continue-numbering="true">
                        <text:list-item>
                          <text:p text:style-name="P62"><text:span text:style-name="T62">Fourth level</text:span></text:p>
                          <text:list text:style-name="L27" text:continue-numbering="true">
                            <text:list-item>
                              <text:p text:style-name="P63"><text:span text:style-name="T6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</style:master-page>
    <style:master-page style:name="_Title Slide" style:page-layout-name="Mpm3" draw:style-name="dp16">
      <presentation:notes draw:style-name="dp17" style:page-layout-name="Mpm4"/>
      <draw:frame xml:id="id4" draw:id="id4" draw:name="Title 1" draw:layer="backgroundobjects" presentation:style-name="pr4" presentation:class="title" presentation:placeholder="false" presentation:user-transformed="true" svg:width="25.4cm" svg:height="6.632cm" svg:x="4.233cm" svg:y="3.118cm">
        <draw:text-box fo:min-height="6.632cm">
          <text:p text:style-name="P64"><text:span text:style-name="T64">Click to edit Master title style</text:span></text:p>
        </draw:text-box>
      </draw:frame>
      <draw:frame xml:id="id5" draw:id="id5" draw:name="Subtitle 2" draw:layer="backgroundobjects" presentation:style-name="pr5" presentation:class="subtitle" presentation:placeholder="false" presentation:user-transformed="true" svg:width="25.4cm" svg:height="4.599cm" svg:x="4.233cm" svg:y="10.01cm">
        <draw:text-box fo:min-height="4.599cm">
          <text:p text:style-name="P65"><text:span text:style-name="T65">Click to edit Master subtitle style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</office:meta>
</office:document-meta>
</file>